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Observacións</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Data e hora:</text:p>
          </table:table-cell>
          <table:table-cell table:style-name="ce0" office:value-type="string">
            <text:p>Enderezo electrónico:</text:p>
          </table:table-cell>
          <table:table-cell table:style-name="ce0" office:value-type="string">
            <text:p>Observacións:</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number-columns-repeated="992"/>
        </table:table-row>
        <table:table-row>
          <table:table-cell table:style-name="ce0" office:value-type="float" office:value="785798">
            <text:p>785798</text:p>
          </table:table-cell>
          <table:table-cell table:style-name="ce0" office:value-type="string">
            <text:p>mellora de vías municipais: camiño da Igrexa de Santo Adrao a Chacote e camiño a Liñares</text:p>
          </table:table-cell>
          <table:table-cell table:style-name="ce0" office:value-type="string">
            <text:p>Aberto simplificado</text:p>
          </table:table-cell>
          <table:table-cell table:style-name="ce0" office:value-type="string">
            <text:p>_</text:p>
          </table:table-cell>
          <table:table-cell table:style-name="ce0" office:value-type="string">
            <text:p>145.216,0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8</text:p>
          </table:table-cell>
          <table:table-cell table:style-name="ce0" office:value-type="string">
            <text:p>Por agora, non existen derivados deste acordo marco.</text:p>
          </table:table-cell>
          <table:table-cell table:style-name="ce0" office:value-type="string">
            <text:p>16-10-2020 12:22</text:p>
          </table:table-cell>
          <table:table-cell table:style-name="ce0" office:value-type="string">
            <text:p>PR RWEB01 2020/1425781</text:p>
          </table:table-cell>
          <table:table-cell table:style-name="ce0" office:value-type="string">
            <text:p>Concello de Lourenzá. Praza do Conde Santo, s/n, 27760, Lourenzá, Lugo.</text:p>
          </table:table-cell>
          <table:table-cell table:style-name="ce0" office:value-type="string">
            <text:p>30/10/2020 14:00</text:p>
          </table:table-cell>
          <table:table-cell table:style-name="ce0" office:value-type="string">
            <text:p>Mañá: 08:30  a  14:00 Tarde: (Luns a Venres)</text:p>
          </table:table-cell>
          <table:table-cell table:style-name="ce0" office:value-type="string">
            <text:p>30/10/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4">
            <text:p>785184</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7">
            <text:p>785187</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90">
            <text:p>785190</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93">
            <text:p>785193</text:p>
          </table:table-cell>
          <table:table-cell table:style-name="ce0" office:value-type="string">
            <text:p>Mellora da capa de rodaxe de camiño dende a granxa cinexética ata o cruce de Vilar de Ouceira.</text:p>
          </table:table-cell>
          <table:table-cell table:style-name="ce0" office:value-type="string">
            <text:p>Aberto supersimplificado</text:p>
          </table:table-cell>
          <table:table-cell table:style-name="ce0" office:value-type="string">
            <text:p>_</text:p>
          </table:table-cell>
          <table:table-cell table:style-name="ce0" office:value-type="string">
            <text:p>57.147,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3</text:p>
          </table:table-cell>
          <table:table-cell table:style-name="ce0" office:value-type="string">
            <text:p>Por agora, non existen derivados deste acordo marco.</text:p>
          </table:table-cell>
          <table:table-cell table:style-name="ce0" office:value-type="string">
            <text:p>15-10-2020 18:49</text:p>
          </table:table-cell>
          <table:table-cell table:style-name="ce0" office:value-type="string">
            <text:p>PR RWEB01 2020/1420587</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A presentación de ofertas será con carácter exclusivo e excluínte na plataforma de contratación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6">
            <text:p>785186</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3">
            <text:p>784173</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2">
            <text:p>770792</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6">
            <text:p>784176</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5">
            <text:p>784175</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9300">
            <text:p>769300</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69">
            <text:p>784169</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2">
            <text:p>784172</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0">
            <text:p>784170</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8">
            <text:p>780578</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3">
            <text:p>782583</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2">
            <text:p>782582</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4">
            <text:p>782584</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1">
            <text:p>782581</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5">
            <text:p>782585</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6">
            <text:p>782586</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1">
            <text:p>781801</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6">
            <text:p>781356</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2">
            <text:p>781802</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4">
            <text:p>781804</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8">
            <text:p>781348</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69">
            <text:p>781069</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7">
            <text:p>781347</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1">
            <text:p>781361</text:p>
          </table:table-cell>
          <table:table-cell table:style-name="ce0" office:value-type="string">
            <text:p>Pavimentación de accesos a Barreiro, Foilebar, Covelas y Martín: contrato menor de obras.</text:p>
          </table:table-cell>
          <table:table-cell table:style-name="ce0" office:value-type="string">
            <text:p>Abertos</text:p>
          </table:table-cell>
          <table:table-cell table:style-name="ce0" office:value-type="string">
            <text:p>_</text:p>
          </table:table-cell>
          <table:table-cell table:style-name="ce0" office:value-type="string">
            <text:p>32.846,1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1</text:p>
          </table:table-cell>
          <table:table-cell table:style-name="ce0" office:value-type="string">
            <text:p>Por agora, non existen derivados deste acordo marco.</text:p>
          </table:table-cell>
          <table:table-cell table:style-name="ce0" office:value-type="string">
            <text:p>08-10-2020 14:55</text:p>
          </table:table-cell>
          <table:table-cell table:style-name="ce0" office:value-type="string">
            <text:p>PR RWEB01 2020/138222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9">
            <text:p>781359</text:p>
          </table:table-cell>
          <table:table-cell table:style-name="ce0" office:value-type="string">
            <text:p>Pavimentación de accesos a los núcleos de Cabude y Rendar: contrato menor de obras.</text:p>
          </table:table-cell>
          <table:table-cell table:style-name="ce0" office:value-type="string">
            <text:p>Abertos</text:p>
          </table:table-cell>
          <table:table-cell table:style-name="ce0" office:value-type="string">
            <text:p>_</text:p>
          </table:table-cell>
          <table:table-cell table:style-name="ce0" office:value-type="string">
            <text:p>24.757,35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9</text:p>
          </table:table-cell>
          <table:table-cell table:style-name="ce0" office:value-type="string">
            <text:p>Por agora, non existen derivados deste acordo marco.</text:p>
          </table:table-cell>
          <table:table-cell table:style-name="ce0" office:value-type="string">
            <text:p>08-10-2020 14:46</text:p>
          </table:table-cell>
          <table:table-cell table:style-name="ce0" office:value-type="string">
            <text:p>PR RWEB01 2020/138207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0">
            <text:p>781360</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8">
            <text:p>781358</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4">
            <text:p>781354</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7">
            <text:p>781357</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0">
            <text:p>781350</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9">
            <text:p>781349</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233">
            <text:p>770233</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4">
            <text:p>780584</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Subidos a la pestaña de "Documentos" dentro del apartado de "Pregos" los siguientes documentos: Memoria y planos I y II de la zona deportiva. Estudio topográfico en formatos .dwg y .dxf. Para visitar el complejo se debe remitir una solicitud al Servicio de Deportes de Ourense a la dirección de correo: deportes.ourense@xunta.gal. Disponible un modelo de solicitud en la pestaña "Documentos" dentro del apartado "Preg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3666">
            <text:p>773666</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1068">
            <text:p>781068</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6">
            <text:p>781076</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5">
            <text:p>781075</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4">
            <text:p>770794</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8">
            <text:p>780868</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5">
            <text:p>780865</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7">
            <text:p>780867</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6">
            <text:p>779646</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0">
            <text:p>780870</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7">
            <text:p>767057</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8">
            <text:p>767058</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9">
            <text:p>780869</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1">
            <text:p>780871</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16/10/2020 11:04   ACLARACIÓN:   RESPUESTA A PREGUNTA SOLICITADS Al LOTE 3 AVALIACIÓN AUDI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7">
            <text:p>780577</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2">
            <text:p>779642</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0237">
            <text:p>770237</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0583">
            <text:p>780583</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7">
            <text:p>780137</text:p>
          </table:table-cell>
          <table:table-cell table:style-name="ce0" office:value-type="string">
            <text:p>AMT-2020-0086:Servizo de desenvolvemento e soporte dunha plataforma de xestión avanzada de explotacións agraria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0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7</text:p>
          </table:table-cell>
          <table:table-cell table:style-name="ce0" office:value-type="string">
            <text:p>Por agora, non existen derivados deste acordo marco.</text:p>
          </table:table-cell>
          <table:table-cell table:style-name="ce0" office:value-type="string">
            <text:p>02-10-2020 10:18</text:p>
          </table:table-cell>
          <table:table-cell table:style-name="ce0" office:value-type="string">
            <text:p>PR RWEB01 2020/1343800</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5">
            <text:p>780135</text:p>
          </table:table-cell>
          <table:table-cell table:style-name="ce0" office:value-type="string">
            <text:p>AMT-2020-0092:Servizo de desenvolvemento de novas funcionalidades no sistema integral de xestión e tramitación da oferta de transporte público de galicia e oficina virtual, OTRAN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19.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5</text:p>
          </table:table-cell>
          <table:table-cell table:style-name="ce0" office:value-type="string">
            <text:p>Por agora, non existen derivados deste acordo marco.</text:p>
          </table:table-cell>
          <table:table-cell table:style-name="ce0" office:value-type="string">
            <text:p>02-10-2020 08:58</text:p>
          </table:table-cell>
          <table:table-cell table:style-name="ce0" office:value-type="string">
            <text:p>PR RWEB01 2020/1342545</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8">
            <text:p>780138</text:p>
          </table:table-cell>
          <table:table-cell table:style-name="ce0" office:value-type="string">
            <text:p>Reparación de muro de contención en Sapeira</text:p>
          </table:table-cell>
          <table:table-cell table:style-name="ce0" office:value-type="string">
            <text:p>Aberto simplificado</text:p>
          </table:table-cell>
          <table:table-cell table:style-name="ce0" office:value-type="string">
            <text:p>_</text:p>
          </table:table-cell>
          <table:table-cell table:style-name="ce0" office:value-type="string">
            <text:p>78.65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8</text:p>
          </table:table-cell>
          <table:table-cell table:style-name="ce0" office:value-type="string">
            <text:p>Por agora, non existen derivados deste acordo marco.</text:p>
          </table:table-cell>
          <table:table-cell table:style-name="ce0" office:value-type="string">
            <text:p>02-10-2020 10:44</text:p>
          </table:table-cell>
          <table:table-cell table:style-name="ce0" office:value-type="string">
            <text:p>PR RWEB01 2020/1344338</text:p>
          </table:table-cell>
          <table:table-cell table:style-name="ce0" office:value-type="string">
            <text:p>Casa do Concello de A Illa de Arousa</text:p>
          </table:table-cell>
          <table:table-cell table:style-name="ce0" office:value-type="string">
            <text:p>22/10/2020 14:00</text:p>
          </table:table-cell>
          <table:table-cell table:style-name="ce0" office:value-type="string">
            <text:p>Mañá: 09:00  a  14:00 Tarde: (Luns a Venres)</text:p>
          </table:table-cell>
          <table:table-cell table:style-name="ce0" office:value-type="string">
            <text:p>22/10/2020 14:00 (para a remisión do anuncio da imposición en correos)</text:p>
          </table:table-cell>
          <table:table-cell table:style-name="ce0" office:value-type="string">
            <text:p>9865287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6">
            <text:p>780136</text:p>
          </table:table-cell>
          <table:table-cell table:style-name="ce0" office:value-type="string">
            <text:p>O obxecto do contrato é a realización do servizo de Limpeza de Edificios, e Instalacións municipais: -Casa do Concello -CEIP -Centro de saúde -Centro sociocultural</text:p>
          </table:table-cell>
          <table:table-cell table:style-name="ce0" office:value-type="string">
            <text:p>Aberto simplificado</text:p>
          </table:table-cell>
          <table:table-cell table:style-name="ce0" office:value-type="string">
            <text:p>_</text:p>
          </table:table-cell>
          <table:table-cell table:style-name="ce0" office:value-type="string">
            <text:p>96.087,1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6</text:p>
          </table:table-cell>
          <table:table-cell table:style-name="ce0" office:value-type="string">
            <text:p>Por agora, non existen derivados deste acordo marco.</text:p>
          </table:table-cell>
          <table:table-cell table:style-name="ce0" office:value-type="string">
            <text:p>02-10-2020 09:27</text:p>
          </table:table-cell>
          <table:table-cell table:style-name="ce0" office:value-type="string">
            <text:p>PR RWEB01 2020/1342909</text:p>
          </table:table-cell>
          <table:table-cell table:style-name="ce0" office:value-type="string">
            <text:p>22/10/2020 23:59</text:p>
          </table:table-cell>
          <table:table-cell table:style-name="ce0" office:value-type="string">
            <text:p>https://silex.conselleriadefacenda.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4">
            <text:p>779664</text:p>
          </table:table-cell>
          <table:table-cell table:style-name="ce0" office:value-type="string">
            <text:p>Mantemento dos sistemas térmicos nos centros educativos públicos e as dependencias municipais do Concello de Moaña</text:p>
          </table:table-cell>
          <table:table-cell table:style-name="ce0" office:value-type="string">
            <text:p>Aberto simplificado</text:p>
          </table:table-cell>
          <table:table-cell table:style-name="ce0" office:value-type="string">
            <text:p>_</text:p>
          </table:table-cell>
          <table:table-cell table:style-name="ce0" office:value-type="string">
            <text:p>18.8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4</text:p>
          </table:table-cell>
          <table:table-cell table:style-name="ce0" office:value-type="string">
            <text:p>Por agora, non existen derivados deste acordo marco.</text:p>
          </table:table-cell>
          <table:table-cell table:style-name="ce0" office:value-type="string">
            <text:p>02-10-2020 13:18</text:p>
          </table:table-cell>
          <table:table-cell table:style-name="ce0" office:value-type="string">
            <text:p>PR RWEB01 2020/1346480</text:p>
          </table:table-cell>
          <table:table-cell table:style-name="ce0" office:value-type="string">
            <text:p>20/10/2020 14:00</text:p>
          </table:table-cell>
          <table:table-cell table:style-name="ce0" office:value-type="string">
            <text:p>https://silex.conselleriadefacenda.es/SLE_Internet/</text:p>
          </table:table-cell>
          <table:table-cell table:style-name="ce0" office:value-type="string">
            <text:p>Só se permiten presentacións electrónicas a través d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5">
            <text:p>780145</text:p>
          </table:table-cell>
          <table:table-cell table:style-name="ce0" office:value-type="string">
            <text:p>Renovación de infraestrutura informática do concello de Quiroga</text:p>
          </table:table-cell>
          <table:table-cell table:style-name="ce0" office:value-type="string">
            <text:p>Aberto simplificado</text:p>
          </table:table-cell>
          <table:table-cell table:style-name="ce0" office:value-type="string">
            <text:p>_</text:p>
          </table:table-cell>
          <table:table-cell table:style-name="ce0" office:value-type="string">
            <text:p>30.637,1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5</text:p>
          </table:table-cell>
          <table:table-cell table:style-name="ce0" office:value-type="string">
            <text:p>Por agora, non existen derivados deste acordo marco.</text:p>
          </table:table-cell>
          <table:table-cell table:style-name="ce0" office:value-type="string">
            <text:p>02-10-2020 13:51</text:p>
          </table:table-cell>
          <table:table-cell table:style-name="ce0" office:value-type="string">
            <text:p>PR RWEB01 2020/1347033</text:p>
          </table:table-cell>
          <table:table-cell table:style-name="ce0" office:value-type="string">
            <text:p>Rexistro xeral do Concello de Quiroga</text:p>
          </table:table-cell>
          <table:table-cell table:style-name="ce0" office:value-type="string">
            <text:p>16/10/2020 14:00</text:p>
          </table:table-cell>
          <table:table-cell table:style-name="ce0" office:value-type="string">
            <text:p>Mañá: 09:00  a  14:00 Tarde: (Luns a Venres)</text:p>
          </table:table-cell>
          <table:table-cell table:style-name="ce0" office:value-type="string">
            <text:p>16/10/2020 14:00 (para a remisión do anuncio da imposición en correos)</text:p>
          </table:table-cell>
          <table:table-cell table:style-name="ce0" office:value-type="string">
            <text:p>98242880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1">
            <text:p>780141</text:p>
          </table:table-cell>
          <table:table-cell table:style-name="ce0" office:value-type="string">
            <text:p>Suministro (compra) de un vehículo para el Grupo de Emergencias Municipal</text:p>
          </table:table-cell>
          <table:table-cell table:style-name="ce0" office:value-type="string">
            <text:p>Aberto simplificado</text:p>
          </table:table-cell>
          <table:table-cell table:style-name="ce0" office:value-type="string">
            <text:p>_</text:p>
          </table:table-cell>
          <table:table-cell table:style-name="ce0" office:value-type="string">
            <text:p>3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Esta actuación está subvencionada segundo convenio de colaboración entre a Vicepresidencia e Consellería de Presidencia, Administracións Públicas e Xustiza e o Concello de Ribeira para a execución do proxecto denominado adquisición dun vehículo para o Servizo de Emerxencias Municipal, asinado na data 09/07/2020, polo vicepresidente e conselleiro de Presidencia, Administracións Públicas e Xustiza Alfonso Rueda Valenzuela e polo alcalde do Concello de Ribeira Manuel Ruiz Riv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1</text:p>
          </table:table-cell>
          <table:table-cell table:style-name="ce0" office:value-type="string">
            <text:p>Por agora, non existen derivados deste acordo marco.</text:p>
          </table:table-cell>
          <table:table-cell table:style-name="ce0" office:value-type="string">
            <text:p>02-10-2020 13:03</text:p>
          </table:table-cell>
          <table:table-cell table:style-name="ce0" office:value-type="string">
            <text:p>PR RWEB01 2020/1346248</text:p>
          </table:table-cell>
          <table:table-cell table:style-name="ce0" office:value-type="string">
            <text:p>19/10/2020 23:59</text:p>
          </table:table-cell>
          <table:table-cell table:style-name="ce0" office:value-type="string">
            <text:p>https://silex.conselleriadefacenda.es/SLE_Internet/</text:p>
          </table:table-cell>
          <table:table-cell table:style-name="ce0" office:value-type="string">
            <text:p>Sistema de Licitación Electrónica da Xunta de Galicia (SILEX)</text:p>
          </table:table-cell>
          <table:table-cell table:style-name="ce0" office:value-type="string">
            <text:p>Acto - Público - Apertura de ofertas</text:p>
          </table:table-cell>
          <table:table-cell table:style-name="ce0" office:value-type="string">
            <text:p>Casa do Concello de Ribeira</text:p>
          </table:table-cell>
          <table:table-cell table:style-name="ce0" office:value-type="string">
            <text:p>20/10/2020 11:00</text:p>
          </table:table-cell>
          <table:table-cell table:style-name="ce0" office:value-type="string">
            <text:p>Non existen datos do act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2">
            <text:p>779652</text:p>
          </table:table-cell>
          <table:table-cell table:style-name="ce0" office:value-type="string">
            <text:p>Servizo de aseguramento dos riscos de responsabilidade civil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08.9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2</text:p>
          </table:table-cell>
          <table:table-cell table:style-name="ce0" office:value-type="string">
            <text:p>Por agora, non existen derivados deste acordo marco.</text:p>
          </table:table-cell>
          <table:table-cell table:style-name="ce0" office:value-type="string">
            <text:p>02-10-2020 10:41</text:p>
          </table:table-cell>
          <table:table-cell table:style-name="ce0" office:value-type="string">
            <text:p>PR RWEB01 2020/1344277</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1: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9">
            <text:p>779649</text:p>
          </table:table-cell>
          <table:table-cell table:style-name="ce0" office:value-type="string">
            <text:p>Servizo de aseguramento dos riscos de danos das escolas infantís, centros de día, residencias da terceira idade, fogares residenciais, vivendas comunitarias, centro de emerxencia para mulleres vítimas de violencia de xénero, centros Quérote e oficinas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6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os valores estimados de continente e contido/Publicados valores estimados de continente y contenid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9</text:p>
          </table:table-cell>
          <table:table-cell table:style-name="ce0" office:value-type="string">
            <text:p>Por agora, non existen derivados deste acordo marco.</text:p>
          </table:table-cell>
          <table:table-cell table:style-name="ce0" office:value-type="string">
            <text:p>02-10-2020 10:40</text:p>
          </table:table-cell>
          <table:table-cell table:style-name="ce0" office:value-type="string">
            <text:p>PR RWEB01 2020/1344258</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0: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number-columns-repeated="992"/>
        </table:table-row>
        <table:table-row>
          <table:table-cell table:style-name="ce0" office:value-type="float" office:value="771174">
            <text:p>771174</text:p>
          </table:table-cell>
          <table:table-cell table:style-name="ce0" office:value-type="string">
            <text:p>Obra de actúacións de mellora do abastecemento en Lobios. Lobios (Ourense). Clave do expediente: OH.232.820. O obxecto desta contratación cofinanciarase pola Unión Europea a través do Fondo Europeo Agrícola de Desenvolvemento Rural (FEADER) nun 75% do gasto elexible, no marco do Programa de Desenvolvemento Rural (PDR) Galicia 2014-2020. A actuación enmárcase dentro do Programa de Desenvolvemento Rural na Medida 07 Servizos básicos e renovación de poboacións en zonas rurais , Submedida 7.2 Apoio ós investimentos na creación, mellora ou ampliación de todo tipo de pequenas infraestruturas, incluidos os investimentos en enerxías renovables e aforro enerxético e Prioridade 6 de Desenvolvemento Rural Fomentar a inclusión social, a redución da pobreza e o desenvolvemento económico nas zonas rurais. Europa inviste no rural.</text:p>
          </table:table-cell>
          <table:table-cell table:style-name="ce0" office:value-type="string">
            <text:p>Abertos</text:p>
          </table:table-cell>
          <table:table-cell table:style-name="ce0" office:value-type="string">
            <text:p>_</text:p>
          </table:table-cell>
          <table:table-cell table:style-name="ce0" office:value-type="string">
            <text:p>348.427,9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1174</text:p>
          </table:table-cell>
          <table:table-cell table:style-name="ce0" office:value-type="string">
            <text:p>Por agora, non existen derivados deste acordo marco.</text:p>
          </table:table-cell>
          <table:table-cell table:style-name="ce0" office:value-type="string">
            <text:p>02-10-2020 09:20</text:p>
          </table:table-cell>
          <table:table-cell table:style-name="ce0" office:value-type="string">
            <text:p>PR RWEB01 2020/1342838</text:p>
          </table:table-cell>
          <table:table-cell table:style-name="ce0" office:value-type="string">
            <text:p>02/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05/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C, documentación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9643">
            <text:p>779643</text:p>
          </table:table-cell>
          <table:table-cell table:style-name="ce0" office:value-type="string">
            <text:p>608A-20 Contratación en modo servizo dun sistema de xestión de información de laboratorio (LIMS) para a Área de Infraestruturas de Investigación da USC</text:p>
          </table:table-cell>
          <table:table-cell table:style-name="ce0" office:value-type="string">
            <text:p>Abertos</text:p>
          </table:table-cell>
          <table:table-cell table:style-name="ce0" office:value-type="string">
            <text:p>_</text:p>
          </table:table-cell>
          <table:table-cell table:style-name="ce0" office:value-type="string">
            <text:p>76.423,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GARANTÍA Para este expediente non será necesario presentar garantía provisional 2. ARQUIVO ELECTRÓNICO B Para este expediente non se presentará arquivo electrónico B. 3. ANEXOS III E IV Os Anexos III e IV que deben presentarse no arquivo electrónico C, deberán asinarse en todas as páxinas. 4. OBRIGA DE INSCRICIÓN NUN REXISTRO DE CONTRATISTAS Tal como establece a disposición adicional decimo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ou ter solicitada a inscrición antes do remate do prazo de presentación de ofert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3</text:p>
          </table:table-cell>
          <table:table-cell table:style-name="ce0" office:value-type="string">
            <text:p>Por agora, non existen derivados deste acordo marco.</text:p>
          </table:table-cell>
          <table:table-cell table:style-name="ce0" office:value-type="string">
            <text:p>02-10-2020 14:51</text:p>
          </table:table-cell>
          <table:table-cell table:style-name="ce0" office:value-type="string">
            <text:p>PR RWEB01 2020/1348015</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1/10/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number-columns-repeated="99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6T13:56:43+02:00</meta:creation-date>
    <dc:date>2020-10-16T13:56:43+02:00</dc:date>
    <dc:title>Untitled Spreadsheet</dc:title>
    <dc:description/>
    <dc:subject/>
    <meta:keyword/>
    <meta:user-defined meta:name="Company">Microsoft Corporation</meta:user-defined>
    <meta:user-defined meta:name="category"/>
  </office:meta>
</office:document-meta>
</file>